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792in" style:rel-column-width="32925*"/>
    </style:style>
    <style:style style:name="Table1.B" style:family="table-column">
      <style:table-column-properties style:column-width="3.4458in" style:rel-column-width="32610*"/>
    </style:style>
    <style:style style:name="Table1.1" style:family="table-row">
      <style:table-row-properties style:min-row-height="0.0007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0007in"/>
    </style:style>
    <style:style style:name="Table10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0625in"/>
    </style:style>
    <style:style style:name="Table2.B" style:family="table-column">
      <style:table-column-properties style:column-width="2.8646in"/>
    </style:style>
    <style:style style:name="Table2.1" style:family="table-row">
      <style:table-row-properties style:min-row-height="0.0007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0007in"/>
    </style:style>
    <style:style style:name="Table5.A1" style:family="table-cell">
      <style:table-cell-properties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min-row-height="0.0007in"/>
    </style:style>
    <style:style style:name="Table18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0007in"/>
    </style:style>
    <style:style style:name="Table7.A1" style:family="table-cell">
      <style:table-cell-properties fo:padding="0.0382in" fo:border="none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4.375in"/>
    </style:style>
    <style:style style:name="Table15.B" style:family="table-column">
      <style:table-column-properties style:column-width="2.5521in"/>
    </style:style>
    <style:style style:name="Table15.A1" style:family="table-cell">
      <style:table-cell-properties fo:padding="0.0382in" fo:border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5in"/>
    </style:style>
    <style:style style:name="Table4.B" style:family="table-column">
      <style:table-column-properties style:column-width="2.4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0007in"/>
    </style:style>
    <style:style style:name="Table8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5.125in"/>
    </style:style>
    <style:style style:name="Table6.B" style:family="table-column">
      <style:table-column-properties style:column-width="1.8021in"/>
    </style:style>
    <style:style style:name="Table6.A1" style:family="table-cell">
      <style:table-cell-properties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none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3.1875in"/>
    </style:style>
    <style:style style:name="Table16.B" style:family="table-column">
      <style:table-column-properties style:column-width="3.7396in"/>
    </style:style>
    <style:style style:name="Table16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style:contextual-spacing="false"/>
      <style:text-properties fo:font-size="10pt" officeooo:paragraph-rsid="0015b6b0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paragraph-rsid="003c7e01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officeooo:paragraph-rsid="00516ec2" style:font-size-asian="10pt" style:font-size-complex="10pt"/>
    </style:style>
    <style:style style:name="P5" style:family="paragraph" style:parent-style-name="Table_20_Contents">
      <style:text-properties fo:font-size="10pt" officeooo:rsid="005c9e66" officeooo:paragraph-rsid="005c9e66" style:font-size-asian="10pt" style:font-size-complex="10pt"/>
    </style:style>
    <style:style style:name="P6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0pt" officeooo:rsid="00148e14" officeooo:paragraph-rsid="004d2adb" style:font-size-asian="10pt" style:font-size-complex="10pt"/>
    </style:style>
    <style:style style:name="P7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0pt" officeooo:rsid="0060aa0d" officeooo:paragraph-rsid="0060aa0d" style:font-size-asian="10pt" style:font-size-complex="10pt"/>
    </style:style>
    <style:style style:name="P8" style:family="paragraph" style:parent-style-name="Standard">
      <style:paragraph-properties fo:margin-top="0in" fo:margin-bottom="0in" style:contextual-spacing="false"/>
      <style:text-properties fo:font-size="10pt" officeooo:paragraph-rsid="005717b0" style:font-size-asian="10pt" style:font-size-complex="10pt"/>
    </style:style>
    <style:style style:name="P9" style:family="paragraph" style:parent-style-name="Standard">
      <style:text-properties fo:font-size="10pt" officeooo:rsid="003c7e01" officeooo:paragraph-rsid="00540175" style:font-size-asian="10pt" style:font-size-complex="10pt"/>
    </style:style>
    <style:style style:name="P10" style:family="paragraph" style:parent-style-name="Standard">
      <style:paragraph-properties fo:margin-top="0in" fo:margin-bottom="0.0402in" style:contextual-spacing="false"/>
      <style:text-properties fo:font-size="10pt" officeooo:rsid="00588f04" officeooo:paragraph-rsid="00a4b6bd" style:font-size-asian="10pt" style:font-size-complex="10pt"/>
    </style:style>
    <style:style style:name="P11" style:family="paragraph" style:parent-style-name="Standard">
      <style:paragraph-properties fo:margin-top="0in" fo:margin-bottom="0.0402in" style:contextual-spacing="false"/>
      <style:text-properties fo:font-size="10pt" officeooo:rsid="0029a513" officeooo:paragraph-rsid="0076f2d6" style:font-size-asian="10pt" style:font-size-complex="10pt"/>
    </style:style>
    <style:style style:name="P12" style:family="paragraph" style:parent-style-name="Standard">
      <style:text-properties fo:font-size="10pt" officeooo:paragraph-rsid="004ad8ba" style:font-size-asian="10pt" style:font-size-complex="10pt"/>
    </style:style>
    <style:style style:name="P13" style:family="paragraph" style:parent-style-name="Standard">
      <style:text-properties fo:font-size="10pt" officeooo:paragraph-rsid="00a4b6bd" style:font-size-asian="10pt" style:font-size-complex="10pt"/>
    </style:style>
    <style:style style:name="P14" style:family="paragraph" style:parent-style-name="Standard">
      <style:text-properties fo:font-size="10pt" fo:font-weight="normal" officeooo:rsid="00257af7" officeooo:paragraph-rsid="003c7e01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57af7" officeooo:paragraph-rsid="006ce06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in" fo:margin-bottom="0.0402in" style:contextual-spacing="false"/>
      <style:text-properties fo:font-size="10pt" fo:font-weight="normal" officeooo:rsid="00257af7" officeooo:paragraph-rsid="006ce06e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57af7" officeooo:paragraph-rsid="00703749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257af7" officeooo:paragraph-rsid="00a4b6bd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3c7e01" officeooo:paragraph-rsid="00a3ac2b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3c7e01" officeooo:paragraph-rsid="00a4b6bd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3c7e01" officeooo:paragraph-rsid="00540175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abe6ed" officeooo:paragraph-rsid="00ad8645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in" fo:margin-bottom="0.0402in" style:contextual-spacing="false"/>
      <style:text-properties fo:font-size="10pt" fo:font-weight="normal" officeooo:rsid="00149397" officeooo:paragraph-rsid="004c1775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margin-top="0in" fo:margin-bottom="0in" style:contextual-spacing="false"/>
      <style:text-properties fo:font-size="10pt" fo:font-weight="normal" officeooo:rsid="00149397" officeooo:paragraph-rsid="004c1775" style:font-size-asian="8.75pt" style:font-weight-asian="normal" style:font-size-complex="10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font-size="10pt" officeooo:rsid="004c1775" officeooo:paragraph-rsid="004c1775" style:font-size-asian="8.75pt" style:font-size-complex="10pt"/>
    </style:style>
    <style:style style:name="P26" style:family="paragraph" style:parent-style-name="Table_20_Contents">
      <style:text-properties fo:font-size="10pt" officeooo:rsid="0063faba" officeooo:paragraph-rsid="0064db33" style:font-size-asian="8.75pt" style:font-size-complex="10pt"/>
    </style:style>
    <style:style style:name="P27" style:family="paragraph" style:parent-style-name="Table_20_Contents">
      <style:text-properties fo:font-size="10pt" officeooo:rsid="0064db33" officeooo:paragraph-rsid="0064db33" style:font-size-asian="8.75pt" style:font-size-complex="10pt"/>
    </style:style>
    <style:style style:name="P28" style:family="paragraph" style:parent-style-name="Standard">
      <style:text-properties fo:font-size="10.5pt" fo:font-weight="bold" officeooo:paragraph-rsid="003c7e01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end" style:justify-single-word="false"/>
      <style:text-properties fo:font-size="10.5pt" fo:font-weight="bold" officeooo:paragraph-rsid="00a4b6bd" style:font-size-asian="10.5pt" style:font-weight-asian="bold" style:font-size-complex="10.5pt" style:font-weight-complex="bold"/>
    </style:style>
    <style:style style:name="P30" style:family="paragraph" style:parent-style-name="Standard">
      <style:text-properties fo:font-size="10.5pt" fo:font-weight="bold" officeooo:paragraph-rsid="006ce06e" style:font-size-asian="10.5pt" style:font-weight-asian="bold" style:font-size-complex="10.5pt" style:font-weight-complex="bold"/>
    </style:style>
    <style:style style:name="P31" style:family="paragraph" style:parent-style-name="Standard">
      <style:text-properties fo:font-size="10.5pt" fo:font-weight="bold" officeooo:paragraph-rsid="00a4b6bd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fo:font-size="10.5pt" style:font-size-asian="10.5pt" style:font-size-complex="10.5pt"/>
    </style:style>
    <style:style style:name="P33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9pt" officeooo:rsid="00148e14" officeooo:paragraph-rsid="004d2adb" style:font-size-asian="7.84999990463257pt" style:font-size-complex="9pt"/>
    </style:style>
    <style:style style:name="P34" style:family="paragraph" style:parent-style-name="Table_20_Contents">
      <style:text-properties fo:color="#3465a4" loext:opacity="100%" fo:font-size="15pt" officeooo:rsid="005c9e66" officeooo:paragraph-rsid="005c9e66" style:font-size-asian="15pt" style:font-size-complex="15pt"/>
    </style:style>
    <style:style style:name="P35" style:family="paragraph" style:parent-style-name="Table_20_Contents">
      <style:text-properties fo:color="#3465a4" loext:opacity="100%" fo:font-size="15pt" officeooo:rsid="0063faba" officeooo:paragraph-rsid="0063faba" style:font-size-asian="15pt" style:font-size-complex="15pt"/>
    </style:style>
    <style:style style:name="P36" style:family="paragraph" style:parent-style-name="Table_20_Contents">
      <style:paragraph-properties fo:margin-top="0in" fo:margin-bottom="0in" style:contextual-spacing="false"/>
      <style:text-properties fo:color="#3465a4" loext:opacity="100%" fo:font-size="15pt" style:font-size-asian="15pt" style:font-size-complex="15pt"/>
    </style:style>
    <style:style style:name="P37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5pt" officeooo:rsid="004d2adb" officeooo:paragraph-rsid="004d2adb" style:font-size-asian="15pt" style:font-size-complex="15pt"/>
    </style:style>
    <style:style style:name="P38" style:family="paragraph" style:parent-style-name="Text_20_body">
      <style:paragraph-properties fo:margin-top="0in" fo:margin-bottom="0in" style:contextual-spacing="false" fo:line-height="100%"/>
    </style:style>
    <style:style style:name="P39" style:family="paragraph" style:parent-style-name="Standard">
      <style:text-properties fo:font-weight="normal" officeooo:paragraph-rsid="00a4b6bd" style:font-weight-asian="normal" style:font-weight-complex="normal"/>
    </style:style>
    <style:style style:name="P40" style:family="paragraph" style:parent-style-name="Standard">
      <style:paragraph-properties fo:text-align="end" style:justify-single-word="false"/>
      <style:text-properties fo:font-size="10pt" fo:font-weight="normal" officeooo:rsid="00a1c330" officeooo:paragraph-rsid="003c7e01" style:font-size-asian="10pt" style:font-weight-asian="normal" style:font-size-complex="10pt" style:font-weight-complex="normal"/>
    </style:style>
    <style:style style:name="P41" style:family="paragraph" style:parent-style-name="Standard" style:list-style-name="L1">
      <style:text-properties fo:font-size="10pt" fo:font-weight="normal" officeooo:rsid="003c7e01" officeooo:paragraph-rsid="00540175" style:font-size-asian="10pt" style:font-weight-asian="normal" style:font-size-complex="10pt" style:font-weight-complex="normal"/>
    </style:style>
    <style:style style:name="P42" style:family="paragraph" style:parent-style-name="Standard" style:list-style-name="L1">
      <style:text-properties fo:font-size="10pt" fo:font-weight="normal" officeooo:rsid="003c7e01" officeooo:paragraph-rsid="00af0ef3" style:font-size-asian="10pt" style:font-weight-asian="normal" style:font-size-complex="10pt" style:font-weight-complex="normal"/>
    </style:style>
    <style:style style:name="P43" style:family="paragraph" style:parent-style-name="Standard" style:list-style-name="L1">
      <style:text-properties fo:font-size="10pt" fo:font-weight="normal" officeooo:rsid="00abe6ed" officeooo:paragraph-rsid="00ad8645" style:font-size-asian="10pt" style:font-weight-asian="normal" style:font-size-complex="10pt" style:font-weight-complex="normal"/>
    </style:style>
    <style:style style:name="P44" style:family="paragraph" style:parent-style-name="Standard" style:list-style-name="L4">
      <style:paragraph-properties fo:margin-top="0in" fo:margin-bottom="0.0402in" style:contextual-spacing="false"/>
      <style:text-properties fo:font-size="10pt" fo:font-weight="normal" officeooo:rsid="00257af7" officeooo:paragraph-rsid="006ce06e" style:font-size-asian="10pt" style:font-weight-asian="normal" style:font-size-complex="10pt" style:font-weight-complex="normal"/>
    </style:style>
    <style:style style:name="P45" style:family="paragraph" style:parent-style-name="Standard" style:list-style-name="L6">
      <style:paragraph-properties fo:margin-top="0in" fo:margin-bottom="0.0402in" style:contextual-spacing="false"/>
      <style:text-properties fo:font-size="10pt" fo:font-weight="normal" officeooo:rsid="004d2adb" officeooo:paragraph-rsid="006e3208" style:font-size-asian="8.75pt" style:font-weight-asian="normal" style:font-size-complex="10pt" style:font-weight-complex="normal"/>
    </style:style>
    <style:style style:name="P46" style:family="paragraph" style:parent-style-name="Standard" style:list-style-name="L6">
      <style:paragraph-properties fo:margin-top="0in" fo:margin-bottom="0.0402in" style:contextual-spacing="false"/>
      <style:text-properties fo:font-size="10pt" fo:font-weight="normal" officeooo:rsid="004e6670" officeooo:paragraph-rsid="006e3208" style:font-size-asian="8.75pt" style:font-weight-asian="normal" style:font-size-complex="10pt" style:font-weight-complex="normal"/>
    </style:style>
    <style:style style:name="P47" style:family="paragraph" style:parent-style-name="Standard" style:list-style-name="L6">
      <loext:graphic-properties draw:fill="none"/>
      <style:paragraph-properties fo:margin-top="0in" fo:margin-bottom="0.0402in" style:contextual-spacing="false" fo:background-color="transparent"/>
      <style:text-properties fo:font-size="10pt" fo:font-weight="normal" officeooo:rsid="004e6670" officeooo:paragraph-rsid="006e3208" style:font-size-asian="8.75pt" style:font-weight-asian="normal" style:font-size-complex="10pt" style:font-weight-complex="normal"/>
    </style:style>
    <style:style style:name="P48" style:family="paragraph" style:parent-style-name="Standard" style:list-style-name="L6">
      <style:paragraph-properties fo:margin-top="0in" fo:margin-bottom="0.0402in" style:contextual-spacing="false"/>
      <style:text-properties fo:font-size="10pt" fo:font-weight="normal" officeooo:rsid="004e87d0" officeooo:paragraph-rsid="006e3208" style:font-size-asian="8.75pt" style:font-weight-asian="normal" style:font-size-complex="10pt" style:font-weight-complex="normal"/>
    </style:style>
    <style:style style:name="P49" style:family="paragraph" style:parent-style-name="Standard" style:list-style-name="L2">
      <style:paragraph-properties fo:margin-top="0in" fo:margin-bottom="0.0402in" style:contextual-spacing="false"/>
      <style:text-properties fo:font-size="10pt" officeooo:rsid="00588f04" officeooo:paragraph-rsid="00a4b6bd" style:font-size-asian="10pt" style:font-size-complex="10pt"/>
    </style:style>
    <style:style style:name="P50" style:family="paragraph" style:parent-style-name="Standard" style:list-style-name="L3">
      <style:paragraph-properties fo:margin-top="0in" fo:margin-bottom="0.0402in" style:contextual-spacing="false"/>
      <style:text-properties fo:font-size="10pt" officeooo:rsid="0029a513" officeooo:paragraph-rsid="007bd048" style:font-size-asian="10pt" style:font-size-complex="10pt"/>
    </style:style>
    <style:style style:name="P51" style:family="paragraph" style:parent-style-name="Standard" style:list-style-name="L3">
      <style:paragraph-properties fo:margin-top="0in" fo:margin-bottom="0.0402in" style:contextual-spacing="false"/>
      <style:text-properties fo:font-size="10pt" officeooo:rsid="0029a513" officeooo:paragraph-rsid="00540175" style:font-size-asian="10pt" style:font-size-complex="10pt"/>
    </style:style>
    <style:style style:name="P52" style:family="paragraph" style:parent-style-name="Standard" style:list-style-name="L3">
      <style:paragraph-properties fo:margin-top="0in" fo:margin-bottom="0.0402in" style:contextual-spacing="false"/>
      <style:text-properties fo:font-size="10pt" officeooo:rsid="0029a513" officeooo:paragraph-rsid="0076f2d6" style:font-size-asian="10pt" style:font-size-complex="10pt"/>
    </style:style>
    <style:style style:name="P53" style:family="paragraph" style:parent-style-name="Table_20_Contents" style:list-style-name="L5">
      <style:paragraph-properties fo:margin-top="0in" fo:margin-bottom="0.0402in" style:contextual-spacing="false"/>
      <style:text-properties fo:font-size="10pt" officeooo:rsid="005c9e66" officeooo:paragraph-rsid="00706d1d" style:font-size-asian="10pt" style:font-size-complex="10pt"/>
    </style:style>
    <style:style style:name="P54" style:family="paragraph" style:parent-style-name="Table_20_Contents" style:list-style-name="L5">
      <style:paragraph-properties fo:margin-top="0in" fo:margin-bottom="0.0402in" style:contextual-spacing="false"/>
      <style:text-properties fo:font-size="10pt" officeooo:rsid="005c9e66" officeooo:paragraph-rsid="005c9e66" style:font-size-asian="10pt" style:font-size-complex="10pt"/>
    </style:style>
    <style:style style:name="P55" style:family="paragraph" style:parent-style-name="Table_20_Contents" style:list-style-name="L8">
      <style:text-properties fo:font-size="10pt" officeooo:rsid="0063faba" officeooo:paragraph-rsid="0064db33" style:font-size-asian="8.75pt" style:font-size-complex="10pt"/>
    </style:style>
    <style:style style:name="P56" style:family="paragraph" style:parent-style-name="Table_20_Contents" style:list-style-name="L9">
      <style:text-properties fo:font-size="10pt" officeooo:rsid="0064db33" officeooo:paragraph-rsid="0064db33" style:font-size-asian="8.75pt" style:font-size-complex="10pt"/>
    </style:style>
    <style:style style:name="P57" style:family="paragraph" style:parent-style-name="Table_20_Contents" style:list-style-name="L7">
      <style:text-properties officeooo:paragraph-rsid="004c1775"/>
    </style:style>
    <style:style style:name="P58" style:family="paragraph" style:parent-style-name="Table_20_Contents" style:list-style-name="L7">
      <style:text-properties officeooo:rsid="004c1775" officeooo:paragraph-rsid="004c177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97dc3" style:font-size-asian="10pt" style:font-size-complex="10pt"/>
    </style:style>
    <style:style style:name="T3" style:family="text">
      <style:text-properties fo:font-size="10pt" officeooo:rsid="003c7e01" style:font-size-asian="10pt" style:font-size-complex="10pt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fo:font-weight="bold" officeooo:rsid="004c1775" style:font-size-asian="8.75pt" style:font-weight-asian="bold" style:font-size-complex="10pt" style:font-weight-complex="bold"/>
    </style:style>
    <style:style style:name="T6" style:family="text">
      <style:text-properties fo:font-size="10pt" fo:font-weight="normal" officeooo:rsid="003c7e01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a1c330" style:font-size-asian="10pt" style:font-weight-asian="normal" style:font-size-complex="10pt" style:font-weight-complex="normal"/>
    </style:style>
    <style:style style:name="T8" style:family="text">
      <style:text-properties fo:font-size="10pt" fo:font-weight="normal" style:font-size-asian="8.75pt" style:font-weight-asian="normal" style:font-size-complex="10pt" style:font-weight-complex="normal"/>
    </style:style>
    <style:style style:name="T9" style:family="text">
      <style:text-properties fo:font-size="10pt" officeooo:rsid="004c1775" style:font-size-asian="8.75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c7e01" style:font-weight-asian="normal" style:font-weight-complex="normal"/>
    </style:style>
    <style:style style:name="T13" style:family="text">
      <style:text-properties fo:font-weight="normal" officeooo:rsid="004ad8ba" style:font-weight-asian="normal" style:font-weight-complex="normal"/>
    </style:style>
    <style:style style:name="T14" style:family="text">
      <style:text-properties fo:font-weight="normal" officeooo:rsid="00197dc3" style:font-weight-asian="normal" style:font-weight-complex="normal"/>
    </style:style>
    <style:style style:name="T15" style:family="text">
      <style:text-properties fo:font-weight="normal" officeooo:rsid="00a590bf" style:font-weight-asian="normal" style:font-weight-complex="normal"/>
    </style:style>
    <style:style style:name="T16" style:family="text">
      <style:text-properties fo:font-weight="normal" officeooo:rsid="00b3daf6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4ad8ba" style:font-size-asian="12pt" style:font-size-complex="12pt"/>
    </style:style>
    <style:style style:name="T19" style:family="text">
      <style:text-properties fo:font-size="12pt" officeooo:rsid="00a590bf" style:font-size-asian="12pt" style:font-size-complex="12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normal" officeooo:rsid="004ad8ba" style:font-size-asian="12pt" style:font-weight-asian="normal" style:font-size-complex="12pt" style:font-weight-complex="normal"/>
    </style:style>
    <style:style style:name="T22" style:family="text">
      <style:text-properties officeooo:rsid="004ad8ba"/>
    </style:style>
    <style:style style:name="T23" style:family="text">
      <style:text-properties officeooo:rsid="004f4b9e"/>
    </style:style>
    <style:style style:name="T24" style:family="text">
      <style:text-properties officeooo:rsid="005990fb"/>
    </style:style>
    <style:style style:name="T25" style:family="text">
      <style:text-properties officeooo:rsid="005dd7fe"/>
    </style:style>
    <style:style style:name="T26" style:family="text">
      <style:text-properties officeooo:rsid="0066c704"/>
    </style:style>
    <style:style style:name="T27" style:family="text">
      <style:text-properties officeooo:rsid="00703749"/>
    </style:style>
    <style:style style:name="T28" style:family="text">
      <style:text-properties officeooo:rsid="00706d1d"/>
    </style:style>
    <style:style style:name="T29" style:family="text">
      <style:text-properties officeooo:rsid="00721992"/>
    </style:style>
    <style:style style:name="T30" style:family="text">
      <style:text-properties officeooo:rsid="0075e5d3"/>
    </style:style>
    <style:style style:name="T31" style:family="text">
      <style:text-properties officeooo:rsid="0076f2d6"/>
    </style:style>
    <style:style style:name="T32" style:family="text">
      <style:text-properties officeooo:rsid="0078c7e8"/>
    </style:style>
    <style:style style:name="T33" style:family="text">
      <style:text-properties officeooo:rsid="007ac30d"/>
    </style:style>
    <style:style style:name="T34" style:family="text">
      <style:text-properties officeooo:rsid="007bd048"/>
    </style:style>
    <style:style style:name="T35" style:family="text">
      <style:text-properties officeooo:rsid="0084395b"/>
    </style:style>
    <style:style style:name="T36" style:family="text">
      <style:text-properties officeooo:rsid="0085496d"/>
    </style:style>
    <style:style style:name="T37" style:family="text">
      <style:text-properties officeooo:rsid="0085e36c"/>
    </style:style>
    <style:style style:name="T38" style:family="text">
      <style:text-properties officeooo:rsid="0087d871"/>
    </style:style>
    <style:style style:name="T39" style:family="text">
      <style:text-properties officeooo:rsid="0089b84c"/>
    </style:style>
    <style:style style:name="T40" style:family="text">
      <style:text-properties officeooo:rsid="008ab96f"/>
    </style:style>
    <style:style style:name="T41" style:family="text">
      <style:text-properties officeooo:rsid="008f4214"/>
    </style:style>
    <style:style style:name="T42" style:family="text">
      <style:text-properties officeooo:rsid="009122c0"/>
    </style:style>
    <style:style style:name="T43" style:family="text">
      <style:text-properties officeooo:rsid="0091b301"/>
    </style:style>
    <style:style style:name="T44" style:family="text">
      <style:text-properties officeooo:rsid="009500b0"/>
    </style:style>
    <style:style style:name="T45" style:family="text">
      <style:text-properties officeooo:rsid="00966550"/>
    </style:style>
    <style:style style:name="T46" style:family="text">
      <style:text-properties officeooo:rsid="00985a2d"/>
    </style:style>
    <style:style style:name="T47" style:family="text">
      <style:text-properties officeooo:rsid="009a4d31"/>
    </style:style>
    <style:style style:name="T48" style:family="text">
      <style:text-properties officeooo:rsid="009a86b1"/>
    </style:style>
    <style:style style:name="T49" style:family="text">
      <style:text-properties officeooo:rsid="009f1517"/>
    </style:style>
    <style:style style:name="T50" style:family="text">
      <style:text-properties officeooo:rsid="00a01a53"/>
    </style:style>
    <style:style style:name="T51" style:family="text">
      <style:text-properties officeooo:rsid="00a232dd"/>
    </style:style>
    <style:style style:name="T52" style:family="text">
      <style:text-properties officeooo:rsid="00a264f3"/>
    </style:style>
    <style:style style:name="T53" style:family="text">
      <style:text-properties officeooo:rsid="00a3ac2b"/>
    </style:style>
    <style:style style:name="T54" style:family="text">
      <style:text-properties officeooo:rsid="00257af7"/>
    </style:style>
    <style:style style:name="T55" style:family="text">
      <style:text-properties officeooo:rsid="00a4b6bd"/>
    </style:style>
    <style:style style:name="T56" style:family="text">
      <style:text-properties officeooo:rsid="00a590bf"/>
    </style:style>
    <style:style style:name="T57" style:family="text">
      <style:text-properties officeooo:rsid="00a73813"/>
    </style:style>
    <style:style style:name="T58" style:family="text">
      <style:text-properties officeooo:rsid="00a9a6f2"/>
    </style:style>
    <style:style style:name="T59" style:family="text">
      <style:text-properties officeooo:rsid="00aa8299"/>
    </style:style>
    <style:style style:name="T60" style:family="text">
      <style:text-properties officeooo:rsid="00ad64cc"/>
    </style:style>
    <style:style style:name="T61" style:family="text">
      <style:text-properties officeooo:rsid="00ad8645"/>
    </style:style>
    <style:style style:name="T62" style:family="text">
      <style:text-properties officeooo:rsid="00af0ef3"/>
    </style:style>
    <style:style style:name="T63" style:family="text">
      <style:text-properties officeooo:rsid="00b135b8"/>
    </style:style>
    <style:style style:name="T64" style:family="text">
      <style:text-properties officeooo:rsid="00b2165c"/>
    </style:style>
    <style:style style:name="T65" style:family="text">
      <style:text-properties officeooo:rsid="00b2243c"/>
    </style:style>
    <style:style style:name="T66" style:family="text">
      <style:text-properties officeooo:rsid="00b483a2"/>
    </style:style>
    <style:style style:name="T67" style:family="text"/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Abu Jobaer</text:p>
            <text:p text:style-name="P7">Rajshahi, Bangladesh</text:p>
            <text:p text:style-name="P33"><text:span text:style-name="T1">Email: </text:span><text:a xlink:type="simple" xlink:href="mailto:itsunclexo@gmail.com" text:style-name="Internet_20_link" text:visited-style-name="Visited_20_Internet_20_Link"><text:span text:style-name="T1">itsunclexo@gmail.com</text:span></text:a></text:p>
            <text:p text:style-name="P6">Mobile: +8801718839535</text:p>
          </table:table-cell>
          <table:table-cell table:style-name="Table1.B1" office:value-type="string">
            <text:p text:style-name="P4"><text:a xlink:type="simple" xlink:href="https://github.com/unclexo" text:style-name="Internet_20_link" text:visited-style-name="Visited_20_Internet_20_Link">github.com/unclexo</text:a></text:p>
            <text:p text:style-name="P4"><text:a xlink:type="simple" xlink:href="https://medium.com/@unclexo" text:style-name="Internet_20_link" text:visited-style-name="Visited_20_Internet_20_Link">medium.com/@unclexo</text:a></text:p>
            <text:p text:style-name="P4"><text:a xlink:type="simple" xlink:href="https://www.linkedin.com/in/unclexo/" text:style-name="Internet_20_link" text:visited-style-name="Visited_20_Internet_20_Link">linkedin.com/in/unclexo</text:a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"><text:span text:style-name="T41">P</text:span>roficient in <text:span text:style-name="T41">writing </text:span><text:span text:style-name="T51">high-</text:span><text:span text:style-name="T41">performan</text:span><text:span text:style-name="T51">ce and maintainable</text:span><text:span text:style-name="T41"> </text:span><text:span text:style-name="T51">React.js</text:span> apps.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34">Work Experienc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<text:span text:style-name="T17">Lead Software </text:span><text:span text:style-name="T19">Developer</text:span><text:span text:style-name="T17">,</text:span> <text:span text:style-name="T15">Otherwise X</text:span><text:span text:style-name="T12">, </text:span><text:span text:style-name="T13">Bangladesh </text:span><text:span text:style-name="T16">(Remote)</text:span></text:p>
          </table:table-cell>
          <table:table-cell table:style-name="Table2.A1" office:value-type="string">
            <text:p text:style-name="P40">January 2023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Achievements</text:p>
            <text:list xml:id="list627577411" text:style-name="L1">
              <text:list-item>
                <text:p text:style-name="P41">Leading a team of engineers utilizing the Kanban framework an<text:span text:style-name="T56">d domain-driven design concept in front-end</text:span>.</text:p>
              </text:list-item>
              <text:list-item>
                <text:p text:style-name="P41"><text:span text:style-name="T57">Led and a</text:span>rchitected <text:span text:style-name="T57">a</text:span> couple of projects <text:span text:style-name="T57">achieving maintainability, scalability,</text:span> high-performance <text:span text:style-name="T57">user interface</text:span>, <text:span text:style-name="T57">and intuitive user experience</text:span>.</text:p>
              </text:list-item>
              <text:list-item>
                <text:p text:style-name="P42">Ensured <text:span text:style-name="T61">LCP occurred</text:span> within 2.5 seconds for 75% of users <text:span text:style-name="T62">for</text:span> each React app feature <text:span text:style-name="T60">and </text:span>sub-domain. <text:span text:style-name="T61">Also met</text:span> other <text:span text:style-name="T61">core</text:span> web vitals metrics.</text:p>
              </text:list-item>
              <text:list-item>
                <text:p text:style-name="P43"><text:span text:style-name="T62">Improved</text:span> SSR app<text:span text:style-name="T62">s</text:span> performance by up to 7x by eliminating render-blocking assets, <text:span text:style-name="T62">using proper</text:span> image sizes, deferring offscreen images, and minifying CSS and JS.</text:p>
              </text:list-item>
            </text:list>
            <text:p text:style-name="P22"/>
            <text:p text:style-name="P21">Skills: React.<text:span text:style-name="T55">js</text:span>, JavaScript, <text:span text:style-name="T55">HTML5, CSS3, </text:span><text:span text:style-name="T58">Jest, Cypress,</text:span> Nginx, <text:span text:style-name="T63">Git, </text:span>Docker, <text:span text:style-name="T58">and</text:span> AWS</text:p>
          </table:table-cell>
        </table:table-row>
      </table:table>
      <text:p text:style-name="P1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1"><text:span text:style-name="T18">Lead Software Engineer</text:span><text:span text:style-name="T21">,</text:span><text:span text:style-name="T13"> </text:span><text:span text:style-name="T12">Xerone IT, </text:span><text:span text:style-name="T13">Bangladesh</text:span></text:p>
          </table:table-cell>
          <table:table-cell table:style-name="Table17.A1" office:value-type="string">
            <text:p text:style-name="P29"><text:span text:style-name="T12">J</text:span><text:span text:style-name="T6">anuary 2021 - </text:span><text:span text:style-name="T7">December 2022</text:span></text:p>
          </table:table-cell>
        </table:table-row>
      </table:table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9"><text:span text:style-name="T2">A</text:span><text:span text:style-name="T3">chievements</text:span></text:p>
            <text:list xml:id="list3383126321" text:style-name="L2">
              <text:list-item>
                <text:p text:style-name="P49">Led two teams of software engineers building two successful <text:span text:style-name="T33">SaaS </text:span>projects that took the company to next level.</text:p>
              </text:list-item>
              <text:list-item>
                <text:p text:style-name="P49">Independently led and designed a framework for creating a long-tailed bot decision tree, reducing the complexity of building bots by 100% using nested HTML forms. This project achieved groundbreaking success for the company.</text:p>
              </text:list-item>
              <text:list-item>
                <text:p text:style-name="P49">Helped achieve company goals by developing strategies for teams—mentoring software engineers, establishing a code review culture, and reducing development time by 35% using the Kanban framework.</text:p>
              </text:list-item>
            </text:list>
            <text:p text:style-name="P10"/>
            <text:p text:style-name="P20">Skills: React.js<text:span text:style-name="T27">, JavaScript,</text:span> Node.js, HTML5, CSS3, <text:span text:style-name="T59">Jest, Cypress,</text:span> <text:span text:style-name="T44">Git, </text:span><text:span text:style-name="T45">Docker, </text:span><text:span text:style-name="T52">and AWS</text:span></text:p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<text:span text:style-name="T17">Senior Software Engineer</text:span>, <text:span text:style-name="T12">Xerone IT, </text:span><text:span text:style-name="T13">Bangladesh</text:span></text:p>
          </table:table-cell>
          <table:table-cell table:style-name="Table3.A1" office:value-type="string">
            <text:p text:style-name="P2">April 2019 to December 2020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"><text:span text:style-name="T14">A</text:span><text:span text:style-name="T11">chievements</text:span></text:p>
            <text:list xml:id="list2518915041" text:style-name="L3">
              <text:list-item>
                <text:list>
                  <text:list-item>
                    <text:p text:style-name="P50">Increased sales by up to <text:span text:style-name="T34">5</text:span>% after I designed <text:span text:style-name="T34">two</text:span> <text:span text:style-name="T34">drag-</text:span><text:span text:style-name="T42">and-</text:span><text:span text:style-name="T34">drop featured modules -</text:span> form builder <text:span text:style-name="T34">and simple email template builder </text:span>for a market-leading web application.</text:p>
                  </text:list-item>
                  <text:list-item>
                    <text:p text:style-name="P51"><text:span text:style-name="T30">O</text:span>ptimized several apps, up to 40%, <text:span text:style-name="T30">reducing</text:span> misused O(n2) <text:span text:style-name="T30">loops</text:span>, <text:span text:style-name="T31">caching </text:span>uncached variables,<text:span text:style-name="T30"> </text:span><text:span text:style-name="T31">and </text:span><text:span text:style-name="T30">writing reusable and maintainable components.</text:span> <text:span text:style-name="T30">Redesigned a couple of web applications </text:span><text:span text:style-name="T32">which increased </text:span><text:span text:style-name="T43">sale by </text:span><text:span text:style-name="T32">10%</text:span><text:span text:style-name="T30">.</text:span></text:p>
                  </text:list-item>
                  <text:list-item>
                    <text:p text:style-name="P52">Wrote <text:span text:style-name="T63">a lot of</text:span> unit tests.</text:p>
                  </text:list-item>
                </text:list>
              </text:list-item>
            </text:list>
            <text:p text:style-name="P11"/>
            <text:p text:style-name="P19">Skills: React.js, <text:span text:style-name="T40">JavaScript</text:span>, HTML5, CSS3, <text:span text:style-name="T59">Jest,</text:span> <text:span text:style-name="T44">Git</text:span><text:span text:style-name="T48">,</text:span><text:span text:style-name="T53"> </text:span><text:span text:style-name="T54">AWS, </text:span><text:span text:style-name="T53">and DigitalOcean</text:span></text:p>
          </table:table-cell>
        </table:table-row>
      </table:table>
      <text:p text:style-name="P1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0"><text:span text:style-name="T18">Lead Developer</text:span><text:span text:style-name="T13">, Visvabangla IT (currently Shunno IT), Bangladesh</text:span></text:p>
          </table:table-cell>
          <table:table-cell table:style-name="Table15.A1" office:value-type="string">
            <text:p text:style-name="P3">January 2018 to February 2019</text:p>
          </table:table-cell>
        </table:table-row>
        <table:table-row>
          <table:table-cell table:style-name="Table15.A1" table:number-columns-spanned="2" office:value-type="string">
            <text:p text:style-name="P15">Achievements </text:p>
            <text:list xml:id="list2827420699" text:style-name="L4">
              <text:list-item>
                <text:p text:style-name="P44">Led two projects successfully during my tenure – <text:span text:style-name="T36">a Single Page Application (SPA) consuming RESTful APIs and </text:span><text:span text:style-name="T38">an</text:span><text:span text:style-name="T36"> SSR </text:span><text:span text:style-name="T37">app</text:span>. Used agile methodology (Kanban) for development prioritizing the most critical modules first. As a result, both projects were delivered within the estimated timeframe with a success rate of 100%.</text:p>
              </text:list-item>
              <text:list-item>
                <text:p text:style-name="P44">Managed research and development for high-demand local products, resulting in a <text:span text:style-name="T66">19</text:span>% revenue increase for the company. Additionally, managed financial resources, including payments for cloud services, domains, and hardware, <text:span text:style-name="T36">which contributed to</text:span> overall profitability.</text:p>
              </text:list-item>
            </text:list>
            <text:p text:style-name="P16"><text:soft-page-break/></text:p>
            <text:p text:style-name="P17">Skills: React.js,<text:span text:style-name="T46"> </text:span>Socketio.js, Express.js, JavaScript, Node.js, <text:span text:style-name="T47">HTML5, CSS3, </text:span><text:span text:style-name="T48">Git, </text:span><text:span text:style-name="T53">and </text:span>AWS</text:p>
          </table:table-cell>
          <table:covered-table-cell/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<text:span text:style-name="T20">Full-Stack Developer</text:span>, Costa Blanca Marketing, <text:span text:style-name="T26">Alicante, </text:span><text:span text:style-name="T22">Spain</text:span></text:p>
          </table:table-cell>
          <table:table-cell table:style-name="Table4.A1" office:value-type="string">
            <text:p text:style-name="P3">June 2015 to December 2017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">Achievements</text:p>
            <text:list xml:id="list2756875859" text:style-name="L5">
              <text:list-item>
                <text:p text:style-name="P53">Took full responsibility for web development and built <text:span text:style-name="T29">a number of</text:span> successful web applications <text:span text:style-name="T28">from </text:span><text:span text:style-name="T29">scratch</text:span> for <text:span text:style-name="T29">several industries including</text:span> real estate, e-commerce, education, hotel booking, and property listing.</text:p>
              </text:list-item>
              <text:list-item>
                <text:p text:style-name="P54">Tested and deployed every web application to the production server. Maintained multiple servers for clients.</text:p>
              </text:list-item>
            </text:list>
          </table:table-cell>
        </table:table-row>
      </table:table>
      <text:p text:style-name="P1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4">Technologies and Languages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list xml:id="list237341148" text:style-name="L6">
              <text:list-item>
                <text:p text:style-name="P45"><text:span text:style-name="T10">Languages</text:span>: JavaScript, <text:span text:style-name="T35">TypeScript</text:span>, <text:span text:style-name="T64">Go,</text:span> HTML5, CSS3</text:p>
              </text:list-item>
              <text:list-item>
                <text:p text:style-name="P46"><text:span text:style-name="T10">Technologies</text:span>: React.js, <text:span text:style-name="T39">Vue.js</text:span>, <text:span text:style-name="T65">Node.js,</text:span> Jest, <text:span text:style-name="T59">Cypress,</text:span> TDD, Tailwind CSS, <text:span text:style-name="T55">Material UI</text:span>, REST <text:span text:style-name="T49">APIs</text:span>, G<text:span text:style-name="T50">it</text:span>, Docker</text:p>
              </text:list-item>
              <text:list-item>
                <text:p text:style-name="P47"><text:span text:style-name="T10">Architecture</text:span>: OOP, SOLID, Design Patterns, <text:span text:style-name="T39">DRY</text:span></text:p>
              </text:list-item>
              <text:list-item>
                <text:p text:style-name="P48"><text:span text:style-name="T10">Other</text:span>: <text:span text:style-name="T24">Provlem Solving, </text:span><text:span text:style-name="T23">DSA</text:span>, <text:span text:style-name="T23">Unit </text:span><text:span text:style-name="T25">&amp; Integration Testing</text:span></text:p>
              </text:list-item>
            </text:list>
          </table:table-cell>
        </table:table-row>
      </table:table>
      <text:p text:style-name="P38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6">Education and Certifications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3796933221" text:style-name="L7">
              <text:list-item>
                <text:p text:style-name="P58"><text:span text:style-name="T4">Web Development Training</text:span><text:span text:style-name="T8">, Rajshahi University Campus</text:span></text:p>
              </text:list-item>
              <text:list-item>
                <text:p text:style-name="P57"><text:span text:style-name="T5">Bachelor of Arts</text:span><text:span text:style-name="T9">, </text:span><text:span text:style-name="T5">Sanskrit Language</text:span><text:span text:style-name="T9">, University of Rajshahi, Bangladesh</text:span></text:p>
              </text:list-item>
            </text:list>
          </table:table-cell>
          <table:table-cell table:style-name="Table6.A1" office:value-type="string">
            <text:p text:style-name="P25">2011-2013</text:p>
            <text:p text:style-name="P25">2007-2012</text:p>
          </table:table-cell>
        </table:table-row>
      </table:table>
      <text:p text:style-name="P24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5">Online Publications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6">SOLID Principles</text:p>
            <text:list xml:id="list2848696538" text:style-name="L8">
              <text:list-item>
                <text:p text:style-name="P55"><text:a xlink:type="simple" xlink:href="https://medium.com/@unclexo/srp-single-responsibility-principle-c7c4ed7c79f1" office:target-frame-name="_blank" xlink:show="new" text:style-name="Internet_20_link" text:visited-style-name="Visited_20_Internet_20_Link">Single Responsibility Principle</text:a></text:p>
              </text:list-item>
              <text:list-item>
                <text:p text:style-name="P55"><text:a xlink:type="simple" xlink:href="https://medium.com/@unclexo/ocp-the-open-closed-principle-33eab31c7b92" office:target-frame-name="_blank" xlink:show="new" text:style-name="Internet_20_link" text:visited-style-name="Visited_20_Internet_20_Link">Open-Closed Principle</text:a></text:p>
              </text:list-item>
              <text:list-item>
                <text:p text:style-name="P55"><text:a xlink:type="simple" xlink:href="https://medium.com/swlh/lsp-liskov-substitution-principle-24311d1f854" office:target-frame-name="_blank" xlink:show="new" text:style-name="Internet_20_link" text:visited-style-name="Visited_20_Internet_20_Link">Liskov Substitution Principle</text:a></text:p>
              </text:list-item>
              <text:list-item>
                <text:p text:style-name="P55"><text:a xlink:type="simple" xlink:href="https://medium.com/swlh/isp-the-interface-segregation-principle-a3416f3ac8f5" office:target-frame-name="_blank" xlink:show="new" text:style-name="Internet_20_link" text:visited-style-name="Visited_20_Internet_20_Link">Interface Segregation Principle</text:a></text:p>
              </text:list-item>
              <text:list-item>
                <text:p text:style-name="P55"><text:a xlink:type="simple" xlink:href="https://medium.com/@unclexo/dip-dependency-inversion-principle-77ef85e6f656" office:target-frame-name="_blank" xlink:show="new" text:style-name="Internet_20_link" text:visited-style-name="Visited_20_Internet_20_Link">Dependency-Inversion Principle</text:a></text:p>
              </text:list-item>
            </text:list>
          </table:table-cell>
          <table:table-cell table:style-name="Table16.A1" office:value-type="string">
            <text:p text:style-name="P27">Latest Publications</text:p>
            <text:list xml:id="list4166604676" text:style-name="L9">
              <text:list-item>
                <text:p text:style-name="P56"><text:a xlink:type="simple" xlink:href="https://medium.com/@unclexo/create-your-own-promise-in-javascript-9d36a9266ee6" text:style-name="Internet_20_link" text:visited-style-name="Visited_20_Internet_20_Link">Create your own Promise in JavaScript</text:a></text:p>
              </text:list-item>
              <text:list-item>
                <text:p text:style-name="P56"><text:a xlink:type="simple" xlink:href="https://medium.com/@unclexo/abstract-factory-pattern-getting-different-look-and-feels-cd38ecaa68a8" office:target-frame-name="_blank" xlink:show="new" text:style-name="Internet_20_link" text:visited-style-name="Visited_20_Internet_20_Link">Abstract Factory Pattern — Getting different look-and-feels</text:a></text:p>
              </text:list-item>
              <text:list-item>
                <text:p text:style-name="P56"><text:a xlink:type="simple" xlink:href="https://medium.com/geekculture/chain-of-responsibility-pattern-who-are-taking-the-responsibility-70923b8219a2" office:target-frame-name="_blank" xlink:show="new" text:style-name="Internet_20_link" text:visited-style-name="Visited_20_Internet_20_Link">Chain of Responsibility Pattern — Who are taking the responsibility?</text:a></text:p>
              </text:list-item>
              <text:list-item>
                <text:p text:style-name="P56"><text:a xlink:type="simple" xlink:href="https://medium.com/geekculture/stop-using-constructors-5ae7c91e1502" office:target-frame-name="_blank" xlink:show="new" text:style-name="Internet_20_link" text:visited-style-name="Visited_20_Internet_20_Link">Stop Using Constructors</text:a></text:p>
              </text:list-item>
            </text:list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2:11:36.165382383</meta:creation-date>
    <dc:date>2024-12-27T18:55:58.278185897</dc:date>
    <meta:editing-duration>PT7H42M23S</meta:editing-duration>
    <meta:editing-cycles>65</meta:editing-cycles>
    <meta:generator>LibreOffice/7.3.7.2$Linux_X86_64 LibreOffice_project/30$Build-2</meta:generator>
    <meta:document-statistic meta:table-count="18" meta:image-count="0" meta:object-count="0" meta:page-count="2" meta:paragraph-count="64" meta:word-count="603" meta:character-count="4266" meta:non-whitespace-character-count="3753"/>
  </office:meta>
</office:document-meta>
</file>